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Text_20_body" style:list-style-name="L8"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Text_20_body" style:list-style-name="L10">
      <style:paragraph-properties fo:margin-top="0in" fo:margin-bottom="0in"/>
    </style:style>
    <style:style style:name="P13" style:family="paragraph" style:parent-style-name="Preformatted_20_Text">
    </style:style>
    <style:style style:name="P14" style:family="paragraph" style:parent-style-name="Text_20_body" style:list-style-name="L11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14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Text_20_body" style:list-style-name="L15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16">
      <style:paragraph-properties fo:margin-top="0in" fo:margin-bottom="0in"/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17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Text_20_body" style:list-style-name="L18">
      <style:paragraph-properties fo:margin-top="0in" fo:margin-bottom="0in"/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Text_20_body" style:list-style-name="L19">
      <style:paragraph-properties fo:margin-top="0in" fo:margin-bottom="0in"/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20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Text_20_body" style:list-style-name="L21">
      <style:paragraph-properties fo:margin-top="0in" fo:margin-bottom="0in"/>
    </style:style>
    <style:style style:name="P76" style:family="paragraph" style:parent-style-name="Text_20_body" style:list-style-name="L22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Text_20_body" style:list-style-name="L23">
      <style:paragraph-properties fo:margin-top="0in" fo:margin-bottom="0in"/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Text_20_body" style:list-style-name="L24">
      <style:paragraph-properties fo:margin-top="0in" fo:margin-bottom="0in"/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25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26">
      <style:paragraph-properties fo:margin-top="0in" fo:margin-bottom="0in"/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Text_20_body" style:list-style-name="L27">
      <style:paragraph-properties fo:margin-top="0in" fo:margin-bottom="0in"/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Text_20_body" style:list-style-name="L28">
      <style:paragraph-properties fo:margin-top="0in" fo:margin-bottom="0in"/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Text_20_body" style:list-style-name="L29">
      <style:paragraph-properties fo:margin-top="0in" fo:margin-bottom="0in"/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Text_20_body" style:list-style-name="L30">
      <style:paragraph-properties fo:margin-top="0in" fo:margin-bottom="0in"/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Text_20_body" style:list-style-name="L31">
      <style:paragraph-properties fo:margin-top="0in" fo:margin-bottom="0in"/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Text_20_body" style:list-style-name="L32">
      <style:paragraph-properties fo:margin-top="0in" fo:margin-bottom="0in"/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Text_20_body" style:list-style-name="L33">
      <style:paragraph-properties fo:margin-top="0in" fo:margin-bottom="0in"/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Text_20_body" style:list-style-name="L34">
      <style:paragraph-properties fo:margin-top="0in" fo:margin-bottom="0in"/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Text_20_body" style:list-style-name="L35">
      <style:paragraph-properties fo:margin-top="0in" fo:margin-bottom="0in"/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Text_20_body" style:list-style-name="L36">
      <style:paragraph-properties fo:margin-top="0in" fo:margin-bottom="0in"/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Text_20_body" style:list-style-name="L37">
      <style:paragraph-properties fo:margin-top="0in" fo:margin-bottom="0in"/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Text_20_body" style:list-style-name="L38">
      <style:paragraph-properties fo:margin-top="0in" fo:margin-bottom="0in"/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Text_20_body" style:list-style-name="L39">
      <style:paragraph-properties fo:margin-top="0in" fo:margin-bottom="0in"/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Text_20_body" style:list-style-name="L40">
      <style:paragraph-properties fo:margin-top="0in" fo:margin-bottom="0in"/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Text_20_body" style:list-style-name="L41">
      <style:paragraph-properties fo:margin-top="0in" fo:margin-bottom="0in"/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42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Text_20_body" style:list-style-name="L43">
      <style:paragraph-properties fo:margin-top="0in" fo:margin-bottom="0in"/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Text_20_body" style:list-style-name="L44">
      <style:paragraph-properties fo:margin-top="0in" fo:margin-bottom="0in"/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Text_20_body" style:list-style-name="L45">
      <style:paragraph-properties fo:margin-top="0in" fo:margin-bottom="0in"/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Text_20_body" style:list-style-name="L46">
      <style:paragraph-properties fo:margin-top="0in" fo:margin-bottom="0in"/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Text_20_body" style:list-style-name="L47">
      <style:paragraph-properties fo:margin-top="0in" fo:margin-bottom="0in"/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Text_20_body" style:list-style-name="L48">
      <style:paragraph-properties fo:margin-top="0in" fo:margin-bottom="0in"/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Text_20_body" style:list-style-name="L49">
      <style:paragraph-properties fo:margin-top="0in" fo:margin-bottom="0in"/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50">
      <style:paragraph-properties fo:margin-top="0in" fo:margin-bottom="0in"/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51">
      <style:paragraph-properties fo:margin-top="0in" fo:margin-bottom="0in"/>
    </style:style>
    <style:style style:name="P291" style:family="paragraph" style:parent-style-name="Preformatted_20_Text">
    </style:style>
    <style:style style:name="P292" style:family="paragraph" style:parent-style-name="Text_20_body" style:list-style-name="L52">
      <style:paragraph-properties fo:margin-top="0in" fo:margin-bottom="0in"/>
    </style:style>
    <style:style style:name="P293" style:family="paragraph" style:parent-style-name="Preformatted_20_Text">
    </style:style>
    <style:style style:name="P294" style:family="paragraph" style:parent-style-name="Text_20_body" style:list-style-name="L53">
      <style:paragraph-properties fo:margin-top="0in" fo:margin-bottom="0in"/>
    </style:style>
    <style:style style:name="P295" style:family="paragraph" style:parent-style-name="Text_20_body" style:list-style-name="L54">
      <style:paragraph-properties fo:margin-top="0in" fo:margin-bottom="0in"/>
    </style:style>
    <style:style style:name="P296" style:family="paragraph" style:parent-style-name="Text_20_body" style:list-style-name="L55">
      <style:paragraph-properties fo:margin-top="0in" fo:margin-bottom="0in"/>
    </style:style>
    <style:style style:name="P297" style:family="paragraph" style:parent-style-name="Text_20_body" style:list-style-name="L56">
      <style:paragraph-properties fo:margin-top="0in" fo:margin-bottom="0in"/>
    </style:style>
    <style:style style:name="P298" style:family="paragraph" style:parent-style-name="Text_20_body" style:list-style-name="L57">
      <style:paragraph-properties fo:margin-top="0in" fo:margin-bottom="0in"/>
    </style:style>
    <style:style style:name="P299" style:family="paragraph" style:parent-style-name="Text_20_body" style:list-style-name="L58">
      <style:paragraph-properties fo:margin-top="0in" fo:margin-bottom="0in"/>
    </style:style>
    <style:style style:name="P300" style:family="paragraph" style:parent-style-name="Text_20_body" style:list-style-name="L59">
      <style:paragraph-properties fo:margin-top="0in" fo:margin-bottom="0in"/>
    </style:style>
    <style:style style:name="P301" style:family="paragraph" style:parent-style-name="Text_20_body" style:list-style-name="L60">
      <style:paragraph-properties fo:margin-top="0in" fo:margin-bottom="0in"/>
    </style:style>
    <style:style style:name="P302" style:family="paragraph" style:parent-style-name="Text_20_body" style:list-style-name="L61">
      <style:paragraph-properties fo:margin-top="0in" fo:margin-bottom="0in"/>
    </style:style>
  </office:automatic-styles>
  <office:body>
    <office:text>
      <text:p text:style-name="Title">Sass, un preprocesador CSS</text:p>
      <text:p text:style-name="Author">Adolfo Sanz De Diego</text:p>
      <text:p text:style-name="Date">Septiembre 2016</text:p>
      <text:h text:style-name="Heading_20_1" text:outline-level="1">El autor</text:h>
      <text:h text:style-name="Heading_20_2" text:outline-level="2">Adolfo Sanz De Diego</text:h>
      <text:list text:style-name="L1">
        <text:list-item>
          <text:p text:style-name="P1">Empecé <text:span text:style-name="T1">desarrollando</text:span><text:span text:style-name="T2"> </text:span><text:span text:style-name="T3">aplicaciones</text:span><text:span text:style-name="T4"> </text:span><text:span text:style-name="T5">web</text:span>, hasta que di el salto a la docencia.</text:p>
        </text:list-item>
        <text:list-item>
          <text:p text:style-name="P1">Actualmente soy <text:span text:style-name="T6">Asesor</text:span><text:span text:style-name="T7"> </text:span><text:span text:style-name="T8">Técnico</text:span><text:span text:style-name="T9"> </text:span><text:span text:style-name="T10">Docente</text:span> en el servicio TIC de la D.G de Infraestructuras y Servicios de la Consejería de Educación, Juventud y Deporte de la Comunidad de Madrid.</text:p>
        </text:list-item>
        <text:list-item>
          <text:p text:style-name="P1">Además colaboro como <text:span text:style-name="T11">formador</text:span><text:span text:style-name="T12"> </text:span><text:span text:style-name="T13">especializado</text:span><text:span text:style-name="T14"> </text:span><text:span text:style-name="T15">en</text:span><text:span text:style-name="T16"> </text:span><text:span text:style-name="T17">tecnologías</text:span><text:span text:style-name="T18"> </text:span><text:span text:style-name="T19">de</text:span><text:span text:style-name="T20"> </text:span><text:span text:style-name="T21">desarrollo</text:span>.</text:p>
        </text:list-item>
      </text:list>
      <text:h text:style-name="Heading_20_2" text:outline-level="2">Algunos proyectos</text:h>
      <text:list text:style-name="L2">
        <text:list-item>
          <text:p text:style-name="P2"><text:span text:style-name="T22">Hackathon</text:span><text:span text:style-name="T23"> </text:span><text:span text:style-name="T24">Lovers</text:span> <text:a xlink:type="simple" xlink:href="http://hackathonlovers.com" office:name=""><text:span text:style-name="Definition">http://hackathonlovers.com</text:span></text:a>: un grupo creado para emprendedores y desarrolladores amantes de los hackathones.</text:p>
        </text:list-item>
        <text:list-item>
          <text:p text:style-name="P2"><text:span text:style-name="T25">Password</text:span><text:span text:style-name="T26"> </text:span><text:span text:style-name="T27">Manager</text:span><text:span text:style-name="T28"> </text:span><text:span text:style-name="T29">Generator</text:span> <text:a xlink:type="simple" xlink:href="http://pasmangen.github.io" office:name=""><text:span text:style-name="Definition">http://pasmangen.github.io</text:span></text:a>: un gestor de contraseñas online.</text:p>
        </text:list-item>
        <text:list-item>
          <text:p text:style-name="P2"><text:span text:style-name="T30">MarkdownSlides</text:span> <text:a xlink:type="simple" xlink:href="https://github.com/asanzdiego/markdownslides" office:name=""><text:span text:style-name="Definition">https://github.com/asanzdiego/markdownslides</text:span></text:a>: un script para crear slides a partir de ficheros MD.</text:p>
        </text:list-item>
      </text:list>
      <text:h text:style-name="Heading_20_2" text:outline-level="2">¿Donde encontrarme?</text:h>
      <text:list text:style-name="L3">
        <text:list-item>
          <text:p text:style-name="P3">Mi nick: <text:span text:style-name="T31">asanzdiego</text:span></text:p>
          <text:list text:style-name="L4">
            <text:list-item>
              <text:p text:style-name="P4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4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4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4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4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4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¿Qué es?</text:h>
      <text:list text:style-name="L5">
        <text:list-item>
          <text:p text:style-name="P5">Less es un <text:span text:style-name="T32">pre-procesador</text:span><text:span text:style-name="T33"> </text:span><text:span text:style-name="T34">de</text:span><text:span text:style-name="T35"> </text:span><text:span text:style-name="T36">CSS</text:span>.</text:p>
        </text:list-item>
        <text:list-item>
          <text:p text:style-name="P5">Añade características como <text:span text:style-name="T37">variables,</text:span><text:span text:style-name="T38"> </text:span><text:span text:style-name="T39">mixins,</text:span><text:span text:style-name="T40"> </text:span><text:span text:style-name="T41">funciones,</text:span><text:span text:style-name="T42"> </text:span><text:span text:style-name="T43">etc</text:span>.</text:p>
        </text:list-item>
      </text:list>
      <text:h text:style-name="Heading_20_2" text:outline-level="2">Ventajas</text:h>
      <text:list text:style-name="L6">
        <text:list-item>
          <text:p text:style-name="P6">El CSS es así <text:span text:style-name="T44">más</text:span><text:span text:style-name="T45"> </text:span><text:span text:style-name="T46">fácil</text:span><text:span text:style-name="T47"> </text:span><text:span text:style-name="T48">de</text:span><text:span text:style-name="T49"> </text:span><text:span text:style-name="T50">mantener,</text:span><text:span text:style-name="T51"> </text:span><text:span text:style-name="T52">personalizable</text:span><text:span text:style-name="T53"> </text:span><text:span text:style-name="T54">y</text:span><text:span text:style-name="T55"> </text:span><text:span text:style-name="T56">extensible</text:span>.</text:p>
        </text:list-item>
        <text:list-item>
          <text:p text:style-name="P6">Sass tiene una <text:span text:style-name="T57">sintaxis</text:span><text:span text:style-name="T58"> </text:span><text:span text:style-name="T59">parecida</text:span><text:span text:style-name="T60"> </text:span><text:span text:style-name="T61">a</text:span><text:span text:style-name="T62"> </text:span><text:span text:style-name="T63">CSS</text:span>.</text:p>
        </text:list-item>
        <text:list-item>
          <text:p text:style-name="P6">Es el preprocesador que usa Bootstrap 4.0.</text:p>
        </text:list-item>
      </text:list>
      <text:h text:style-name="Heading_20_1" text:outline-level="1">Instalación</text:h>
      <text:h text:style-name="Heading_20_2" text:outline-level="2">Instalar Ruby</text:h>
      <text:list text:style-name="L7">
        <text:list-item>
          <text:p text:style-name="P7">Ubuntu:</text:p>
        </text:list-item>
      </text:list>
      <text:p text:style-name="P8">sudo apt-get install ruby-full</text:p>
      <text:list text:style-name="L8">
        <text:list-item>
          <text:p text:style-name="P9">Windows: <text:a xlink:type="simple" xlink:href="http://rubyinstaller.org/" office:name=""><text:span text:style-name="Definition">http://rubyinstaller.org/</text:span></text:a></text:p>
        </text:list-item>
        <text:list-item>
          <text:p text:style-name="P9">Mac: incluido</text:p>
        </text:list-item>
      </text:list>
      <text:h text:style-name="Heading_20_2" text:outline-level="2">Instalar Sass</text:h>
      <text:list text:style-name="L9">
        <text:list-item>
          <text:p text:style-name="P10">Después de instalar Ruby, ejecutar</text:p>
        </text:list-item>
      </text:list>
      <text:p text:style-name="P11">sudo gem install sass</text:p>
      <text:h text:style-name="Heading_20_2" text:outline-level="2">Preprocesar</text:h>
      <text:list text:style-name="L10">
        <text:list-item>
          <text:p text:style-name="P12">Un fichero</text:p>
        </text:list-item>
      </text:list>
      <text:p text:style-name="P13">sass --watch input.scss:output.css</text:p>
      <text:list text:style-name="L11">
        <text:list-item>
          <text:p text:style-name="P14">Un directorio</text:p>
        </text:list-item>
      </text:list>
      <text:p text:style-name="P15">sass --watch input/dir:output/dir</text:p>
      <text:h text:style-name="Heading_20_2" text:outline-level="2">Probar sin instalar</text:h>
      <text:list text:style-name="L12">
        <text:list-item>
          <text:p text:style-name="P16"><text:a xlink:type="simple" xlink:href="http://www.sassmeister.com/" office:name=""><text:span text:style-name="Definition">http://www.sassmeister.com/</text:span></text:a></text:p>
        </text:list-item>
      </text:list>
      <text:h text:style-name="Heading_20_1" text:outline-level="1">Características</text:h>
      <text:h text:style-name="Heading_20_2" text:outline-level="2">Variables</text:h>
      <text:list text:style-name="L13">
        <text:list-item>
          <text:p text:style-name="P17">El siguiente código:</text:p>
        </text:list-item>
      </text:list>
      <text:p text:style-name="P18">$font-stack: <text:s text:c="3"/>Helvetica, sans-serif;</text:p>
      <text:p text:style-name="P19">$primary-color: #333;</text:p>
      <text:p text:style-name="P20"/>
      <text:p text:style-name="P21">body {</text:p>
      <text:p text:style-name="P22"><text:s text:c="2"/>font: 100% $font-stack;</text:p>
      <text:p text:style-name="P23"><text:s text:c="2"/>color: $primary-color;</text:p>
      <text:p text:style-name="P24">}</text:p>
      <text:list text:style-name="L14">
        <text:list-item>
          <text:p text:style-name="P25">Se compila a:</text:p>
        </text:list-item>
      </text:list>
      <text:p text:style-name="P26">body {</text:p>
      <text:p text:style-name="P27"><text:s text:c="2"/>font: 100% Helvetica, sans-serif;</text:p>
      <text:p text:style-name="P28"><text:s text:c="2"/>color: #333;</text:p>
      <text:p text:style-name="P29">}</text:p>
      <text:h text:style-name="Heading_20_2" text:outline-level="2">Valores por defecto</text:h>
      <text:list text:style-name="L15">
        <text:list-item>
          <text:p text:style-name="P30">El siguiente código:</text:p>
        </text:list-item>
      </text:list>
      <text:p text:style-name="P31">$content: "First content";</text:p>
      <text:p text:style-name="P32">$content: "Second content?" !default;</text:p>
      <text:p text:style-name="P33">$new_content: "First time reference" !default;</text:p>
      <text:p text:style-name="P34"/>
      <text:p text:style-name="P35">#main {</text:p>
      <text:p text:style-name="P36"><text:s text:c="2"/>content: $content;</text:p>
      <text:p text:style-name="P37"><text:s text:c="2"/>new-content: $new_content;</text:p>
      <text:p text:style-name="P38">}</text:p>
      <text:h text:style-name="Heading_20_2" text:outline-level="2">Valores por defecto</text:h>
      <text:list text:style-name="L16">
        <text:list-item>
          <text:p text:style-name="P39">Se compila a:</text:p>
        </text:list-item>
      </text:list>
      <text:p text:style-name="P40">#main {</text:p>
      <text:p text:style-name="P41"><text:s text:c="2"/>content: "First content";</text:p>
      <text:p text:style-name="P42"><text:s text:c="2"/>new-content: "First time reference";</text:p>
      <text:p text:style-name="P43">}</text:p>
      <text:h text:style-name="Heading_20_2" text:outline-level="2">Scope</text:h>
      <text:list text:style-name="L17">
        <text:list-item>
          <text:p text:style-name="P44">Los <text:span text:style-name="T64">ámbitos</text:span><text:span text:style-name="T65"> </text:span><text:span text:style-name="T66">de</text:span><text:span text:style-name="T67"> </text:span><text:span text:style-name="T68">las</text:span><text:span text:style-name="T69"> </text:span><text:span text:style-name="T70">variables</text:span> en Sass es muy similar a otros lenguajes:</text:p>
        </text:list-item>
      </text:list>
      <text:p text:style-name="P45">$var: red;</text:p>
      <text:p text:style-name="P46"/>
      <text:p text:style-name="P47">#page {</text:p>
      <text:p text:style-name="P48"><text:s text:c="2"/>$var: white;</text:p>
      <text:p text:style-name="P49"><text:s text:c="2"/>#header {</text:p>
      <text:p text:style-name="P50"><text:s text:c="4"/>color: $var; // white</text:p>
      <text:p text:style-name="P51"><text:s text:c="2"/>}</text:p>
      <text:p text:style-name="P52">}</text:p>
      <text:h text:style-name="Heading_20_2" text:outline-level="2">Reglas anidadas</text:h>
      <text:list text:style-name="L18">
        <text:list-item>
          <text:p text:style-name="P53">El siguiente código:</text:p>
        </text:list-item>
      </text:list>
      <text:p text:style-name="P54">nav {</text:p>
      <text:p text:style-name="P55"><text:s text:c="2"/>ul {</text:p>
      <text:p text:style-name="P56"><text:s text:c="4"/>margin: 0;</text:p>
      <text:p text:style-name="P57"><text:s text:c="4"/>padding: 0;</text:p>
      <text:p text:style-name="P58"><text:s text:c="4"/>list-style: none;</text:p>
      <text:p text:style-name="P59"><text:s text:c="2"/>}</text:p>
      <text:p text:style-name="P60"/>
      <text:p text:style-name="P61"><text:s text:c="2"/>li { display: inline-block; }</text:p>
      <text:p text:style-name="P62">}</text:p>
      <text:list text:style-name="L19">
        <text:list-item>
          <text:p text:style-name="P63">Se compila a:</text:p>
        </text:list-item>
      </text:list>
      <text:p text:style-name="P64">nav ul {</text:p>
      <text:p text:style-name="P65"><text:s text:c="2"/>margin: 0;</text:p>
      <text:p text:style-name="P66"><text:s text:c="2"/>padding: 0;</text:p>
      <text:p text:style-name="P67"><text:s text:c="2"/>list-style: none;</text:p>
      <text:p text:style-name="P68">}</text:p>
      <text:p text:style-name="P69"/>
      <text:p text:style-name="P70">nav li {</text:p>
      <text:p text:style-name="P71"><text:s text:c="2"/>display: inline-block;</text:p>
      <text:p text:style-name="P72">}</text:p>
      <text:h text:style-name="Heading_20_2" text:outline-level="2">Parciales</text:h>
      <text:list text:style-name="L20">
        <text:list-item>
          <text:p text:style-name="P73">Es un archivo con un guión bajo:</text:p>
        </text:list-item>
      </text:list>
      <text:p text:style-name="P74">_partial.scss</text:p>
      <text:list text:style-name="L21">
        <text:list-item>
          <text:p text:style-name="P75">Con esto Sass entiende que es un archivo parcial y que no debe generar CSS.</text:p>
        </text:list-item>
      </text:list>
      <text:h text:style-name="Heading_20_2" text:outline-level="2">Imports</text:h>
      <text:list text:style-name="L22">
        <text:list-item>
          <text:p text:style-name="P76">Imaginemos el archivo **_reset.scss**:</text:p>
        </text:list-item>
      </text:list>
      <text:p text:style-name="P77">html, body, ul {</text:p>
      <text:p text:style-name="P78"><text:s text:c="2"/>margin: 0;</text:p>
      <text:p text:style-name="P79"><text:s text:c="2"/>padding: 0;</text:p>
      <text:p text:style-name="P80">}</text:p>
      <text:list text:style-name="L23">
        <text:list-item>
          <text:p text:style-name="P81">Y el archivo <text:span text:style-name="T71">base.scss</text:span>:</text:p>
        </text:list-item>
      </text:list>
      <text:p text:style-name="P82">@import 'reset';</text:p>
      <text:p text:style-name="P83"/>
      <text:p text:style-name="P84">body {</text:p>
      <text:p text:style-name="P85"><text:s text:c="2"/>font: 100% Helvetica, sans-serif;</text:p>
      <text:p text:style-name="P86"><text:s text:c="2"/>background-color: #efefef;</text:p>
      <text:p text:style-name="P87">}</text:p>
      <text:list text:style-name="L24">
        <text:list-item>
          <text:p text:style-name="P88">Se compila a:</text:p>
        </text:list-item>
      </text:list>
      <text:p text:style-name="P89">html, body, ul, ol {</text:p>
      <text:p text:style-name="P90"><text:s text:c="2"/>margin: 0;</text:p>
      <text:p text:style-name="P91"><text:s text:c="2"/>padding: 0;</text:p>
      <text:p text:style-name="P92">}</text:p>
      <text:p text:style-name="P93"/>
      <text:p text:style-name="P94">body {</text:p>
      <text:p text:style-name="P95"><text:s text:c="2"/>font: 100% Helvetica, sans-serif;</text:p>
      <text:p text:style-name="P96"><text:s text:c="2"/>background-color: #efefef;</text:p>
      <text:p text:style-name="P97">}</text:p>
      <text:h text:style-name="Heading_20_2" text:outline-level="2">Parent</text:h>
      <text:list text:style-name="L25">
        <text:list-item>
          <text:p text:style-name="P98">El código '&amp;' hace referencia al padre:</text:p>
        </text:list-item>
      </text:list>
      <text:p text:style-name="P99">a {</text:p>
      <text:p text:style-name="P100"><text:s text:c="2"/>font-weight: bold;</text:p>
      <text:p text:style-name="P101"><text:s text:c="2"/>text-decoration: none;</text:p>
      <text:p text:style-name="P102"><text:s text:c="2"/>&amp;:hover { text-decoration: underline; }</text:p>
      <text:p text:style-name="P103"><text:s text:c="2"/>body.firefox &amp; { font-weight: normal; }</text:p>
      <text:p text:style-name="P104">}</text:p>
      <text:list text:style-name="L26">
        <text:list-item>
          <text:p text:style-name="P105">Se compila a:</text:p>
        </text:list-item>
      </text:list>
      <text:p text:style-name="P106">a {</text:p>
      <text:p text:style-name="P107"><text:s text:c="2"/>font-weight: bold;</text:p>
      <text:p text:style-name="P108"><text:s text:c="2"/>text-decoration: none;</text:p>
      <text:p text:style-name="P109">}</text:p>
      <text:p text:style-name="P110">a:hover { text-decoration: underline; }</text:p>
      <text:p text:style-name="P111">body.firefox a { font-weight: normal; }</text:p>
      <text:h text:style-name="Heading_20_2" text:outline-level="2">Mixins</text:h>
      <text:list text:style-name="L27">
        <text:list-item>
          <text:p text:style-name="P112">El siguiente código:</text:p>
        </text:list-item>
      </text:list>
      <text:p text:style-name="P113">@mixin border-radius($radius) {</text:p>
      <text:p text:style-name="P114"><text:s text:c="2"/>-webkit-border-radius: $radius;</text:p>
      <text:p text:style-name="P115"><text:s text:c="5"/>-moz-border-radius: $radius;</text:p>
      <text:p text:style-name="P116"><text:s text:c="6"/>-ms-border-radius: $radius;</text:p>
      <text:p text:style-name="P117"><text:s text:c="10"/>border-radius: $radius;</text:p>
      <text:p text:style-name="P118">}</text:p>
      <text:p text:style-name="P119"/>
      <text:p text:style-name="P120">.box {</text:p>
      <text:p text:style-name="P121"><text:s text:c="2"/>@include border-radius(10px);</text:p>
      <text:p text:style-name="P122">}</text:p>
      <text:list text:style-name="L28">
        <text:list-item>
          <text:p text:style-name="P123">Se compila a:</text:p>
        </text:list-item>
      </text:list>
      <text:p text:style-name="P124">.box {</text:p>
      <text:p text:style-name="P125"><text:s text:c="2"/>-webkit-border-radius: 10px;</text:p>
      <text:p text:style-name="P126"><text:s text:c="2"/>-moz-border-radius: 10px;</text:p>
      <text:p text:style-name="P127"><text:s text:c="2"/>-ms-border-radius: 10px;</text:p>
      <text:p text:style-name="P128"><text:s text:c="2"/>border-radius: 10px;</text:p>
      <text:p text:style-name="P129">}</text:p>
      <text:h text:style-name="Heading_20_2" text:outline-level="2">Argumentos variables</text:h>
      <text:list text:style-name="L29">
        <text:list-item>
          <text:p text:style-name="P130">El siguiente código:</text:p>
        </text:list-item>
      </text:list>
      <text:p text:style-name="P131">@mixin box-shadow($shadows...) {</text:p>
      <text:p text:style-name="P132"><text:s text:c="2"/>-moz-box-shadow: $shadows;</text:p>
      <text:p text:style-name="P133"><text:s text:c="2"/>-webkit-box-shadow: $shadows;</text:p>
      <text:p text:style-name="P134"><text:s text:c="2"/>box-shadow: $shadows;</text:p>
      <text:p text:style-name="P135">}</text:p>
      <text:p text:style-name="P136"/>
      <text:p text:style-name="P137">.shadows {</text:p>
      <text:p text:style-name="P138"><text:s text:c="2"/>@include box-shadow(0px 4px 5px #666, 2px 6px 10px #999);</text:p>
      <text:p text:style-name="P139">}</text:p>
      <text:list text:style-name="L30">
        <text:list-item>
          <text:p text:style-name="P140">Se compila a:</text:p>
        </text:list-item>
      </text:list>
      <text:p text:style-name="P141">.shadows {</text:p>
      <text:p text:style-name="P142"><text:s text:c="2"/>-moz-box-shadow: 0px 4px 5px #666, 2px 6px 10px #999;</text:p>
      <text:p text:style-name="P143"><text:s text:c="2"/>-webkit-box-shadow: 0px 4px 5px #666, 2px 6px 10px #999;</text:p>
      <text:p text:style-name="P144"><text:s text:c="2"/>box-shadow: 0px 4px 5px #666, 2px 6px 10px #999;</text:p>
      <text:p text:style-name="P145">}</text:p>
      <text:h text:style-name="Heading_20_2" text:outline-level="2">Pasar contenido a mixin</text:h>
      <text:list text:style-name="L31">
        <text:list-item>
          <text:p text:style-name="P146">El siguiente código:</text:p>
        </text:list-item>
      </text:list>
      <text:p text:style-name="P147">@mixin apply-to-ie6-only {</text:p>
      <text:p text:style-name="P148"><text:s text:c="2"/>* html {</text:p>
      <text:p text:style-name="P149"><text:s text:c="4"/>@content;</text:p>
      <text:p text:style-name="P150"><text:s text:c="2"/>}</text:p>
      <text:p text:style-name="P151">}</text:p>
      <text:p text:style-name="P152">@include apply-to-ie6-only {</text:p>
      <text:p text:style-name="P153"><text:s text:c="2"/>#logo {</text:p>
      <text:p text:style-name="P154"><text:s text:c="4"/>background-image: url(/logo.gif);</text:p>
      <text:p text:style-name="P155"><text:s text:c="2"/>}</text:p>
      <text:p text:style-name="P156">}</text:p>
      <text:list text:style-name="L32">
        <text:list-item>
          <text:p text:style-name="P157">Se compila a:</text:p>
        </text:list-item>
      </text:list>
      <text:p text:style-name="P158">* html #logo {</text:p>
      <text:p text:style-name="P159"><text:s text:c="2"/>background-image: url(/logo.gif);</text:p>
      <text:p text:style-name="P160">}</text:p>
      <text:h text:style-name="Heading_20_2" text:outline-level="2">Interpolación</text:h>
      <text:list text:style-name="L33">
        <text:list-item>
          <text:p text:style-name="P161">Podemos sustituir el palor de una variable en nombre de propiedades o selectores con #{$variable}:</text:p>
        </text:list-item>
      </text:list>
      <text:p text:style-name="P162">$position: left;</text:p>
      <text:p text:style-name="P163">@mixin car($brand, $color) {</text:p>
      <text:p text:style-name="P164"><text:s text:c="2"/>.coche.#{$brand} {</text:p>
      <text:p text:style-name="P165"><text:s text:c="4"/>border-#{$position}: 2px;</text:p>
      <text:p text:style-name="P166"><text:s text:c="4"/>background-color: $color;</text:p>
      <text:p text:style-name="P167"><text:s text:c="4"/>background-image: url('img/#{$brand}-#{$color}.png');</text:p>
      <text:p text:style-name="P168"><text:s text:c="2"/>}</text:p>
      <text:p text:style-name="P169">}</text:p>
      <text:p text:style-name="P170">@include car('audi', 'green');</text:p>
      <text:list text:style-name="L34">
        <text:list-item>
          <text:p text:style-name="P171">Se compila a:</text:p>
        </text:list-item>
      </text:list>
      <text:p text:style-name="P172">.coche.audi {</text:p>
      <text:p text:style-name="P173"><text:s text:c="2"/>border-left: 2px;</text:p>
      <text:p text:style-name="P174"><text:s text:c="2"/>background-color: green;</text:p>
      <text:p text:style-name="P175"><text:s text:c="2"/>background-image: url('img/audi-green.png');</text:p>
      <text:p text:style-name="P176">}</text:p>
      <text:h text:style-name="Heading_20_2" text:outline-level="2">Extend</text:h>
      <text:list text:style-name="L35">
        <text:list-item>
          <text:p text:style-name="P177">El siguiente código:</text:p>
        </text:list-item>
      </text:list>
      <text:p text:style-name="P178">.message {</text:p>
      <text:p text:style-name="P179"><text:s text:c="2"/>color: #333;</text:p>
      <text:p text:style-name="P180">}</text:p>
      <text:p text:style-name="P181">.success {</text:p>
      <text:p text:style-name="P182"><text:s text:c="2"/>@extend .message;</text:p>
      <text:p text:style-name="P183"><text:s text:c="2"/>border-color: green;</text:p>
      <text:p text:style-name="P184">}</text:p>
      <text:p text:style-name="P185">.error {</text:p>
      <text:p text:style-name="P186"><text:s text:c="2"/>@extend .message;</text:p>
      <text:p text:style-name="P187"><text:s text:c="2"/>border-color: red;</text:p>
      <text:p text:style-name="P188">}</text:p>
      <text:list text:style-name="L36">
        <text:list-item>
          <text:p text:style-name="P189">Se compila a:</text:p>
        </text:list-item>
      </text:list>
      <text:p text:style-name="P190">.message, .success, .error, .warning {</text:p>
      <text:p text:style-name="P191"><text:s text:c="2"/>color: #333;</text:p>
      <text:p text:style-name="P192">}</text:p>
      <text:p text:style-name="P193">.success {</text:p>
      <text:p text:style-name="P194"><text:s text:c="2"/>border-color: green;</text:p>
      <text:p text:style-name="P195">}</text:p>
      <text:p text:style-name="P196">.error {</text:p>
      <text:p text:style-name="P197"><text:s text:c="2"/>border-color: red;</text:p>
      <text:p text:style-name="P198">}</text:p>
      <text:h text:style-name="Heading_20_2" text:outline-level="2">Operadores</text:h>
      <text:list text:style-name="L37">
        <text:list-item>
          <text:p text:style-name="P199">El siguiente código:</text:p>
        </text:list-item>
      </text:list>
      <text:p text:style-name="P200">article[role="main"] {</text:p>
      <text:p text:style-name="P201"><text:s text:c="2"/>float: left;</text:p>
      <text:p text:style-name="P202"><text:s text:c="2"/>width: 600px / 960px * 100%;</text:p>
      <text:p text:style-name="P203">}</text:p>
      <text:p text:style-name="P204"/>
      <text:p text:style-name="P205">aside[role="complementary"] {</text:p>
      <text:p text:style-name="P206"><text:s text:c="2"/>float: right;</text:p>
      <text:p text:style-name="P207"><text:s text:c="2"/>width: 300px / 960px * 100%;</text:p>
      <text:p text:style-name="P208">}</text:p>
      <text:list text:style-name="L38">
        <text:list-item>
          <text:p text:style-name="P209">Se compila a:</text:p>
        </text:list-item>
      </text:list>
      <text:p text:style-name="P210">article[role="main"] {</text:p>
      <text:p text:style-name="P211"><text:s text:c="2"/>float: left;</text:p>
      <text:p text:style-name="P212"><text:s text:c="2"/>width: 62.5%;</text:p>
      <text:p text:style-name="P213">}</text:p>
      <text:p text:style-name="P214"/>
      <text:p text:style-name="P215">aside[role="complementary"] {</text:p>
      <text:p text:style-name="P216"><text:s text:c="2"/>float: right;</text:p>
      <text:p text:style-name="P217"><text:s text:c="2"/>width: 31.25%;</text:p>
      <text:p text:style-name="P218">}</text:p>
      <text:h text:style-name="Heading_20_2" text:outline-level="2">Funciones</text:h>
      <text:list text:style-name="L39">
        <text:list-item>
          <text:p text:style-name="P219">Sass dispone de una variedad de <text:span text:style-name="T72">funciones</text:span><text:span text:style-name="T73"> </text:span><text:span text:style-name="T74">matemáticas,</text:span><text:span text:style-name="T75"> </text:span><text:span text:style-name="T76">que</text:span><text:span text:style-name="T77"> </text:span><text:span text:style-name="T78">manipulan</text:span><text:span text:style-name="T79"> </text:span><text:span text:style-name="T80">cadenas,</text:span><text:span text:style-name="T81"> </text:span><text:span text:style-name="T82">y</text:span><text:span text:style-name="T83"> </text:span><text:span text:style-name="T84">que</text:span><text:span text:style-name="T85"> </text:span><text:span text:style-name="T86">transforman</text:span><text:span text:style-name="T87"> </text:span><text:span text:style-name="T88">los</text:span><text:span text:style-name="T89"> </text:span><text:span text:style-name="T90">colores</text:span>:</text:p>
        </text:list-item>
      </text:list>
      <text:p text:style-name="P220">$base: #f04615;</text:p>
      <text:p text:style-name="P221">$list: 200, 500, 1200;</text:p>
      <text:p text:style-name="P222"/>
      <text:p text:style-name="P223">.class {</text:p>
      <text:p text:style-name="P224"><text:s text:c="2"/>width: nth($list, 3);</text:p>
      <text:p text:style-name="P225"><text:s text:c="2"/>color: saturate($base, 5%);</text:p>
      <text:p text:style-name="P226"><text:s text:c="2"/>background-color:</text:p>
      <text:p text:style-name="P227"><text:s text:c="4"/>lighten($base, 25%);</text:p>
      <text:p text:style-name="P228">}</text:p>
      <text:list text:style-name="L40">
        <text:list-item>
          <text:p text:style-name="P229">Se compila a:</text:p>
        </text:list-item>
      </text:list>
      <text:p text:style-name="P230">.class {</text:p>
      <text:p text:style-name="P231"><text:s text:c="2"/>width: 1200;</text:p>
      <text:p text:style-name="P232"><text:s text:c="2"/>color: #f6430f;</text:p>
      <text:p text:style-name="P233"><text:s text:c="2"/>background-color: #f8a58d;</text:p>
      <text:p text:style-name="P234">}</text:p>
      <text:h text:style-name="Heading_20_2" text:outline-level="2">Definir funciones</text:h>
      <text:list text:style-name="L41">
        <text:list-item>
          <text:p text:style-name="P235">Podemos definir nuestras propias funciones:</text:p>
        </text:list-item>
      </text:list>
      <text:p text:style-name="P236">$grid-width: 40px;</text:p>
      <text:p text:style-name="P237">$gutter-width: 10px;</text:p>
      <text:p text:style-name="P238"/>
      <text:p text:style-name="P239">@function grid-width($n) {</text:p>
      <text:p text:style-name="P240"><text:s text:c="2"/>@return $n * $grid-width + ($n - 1) * $gutter-width;</text:p>
      <text:p text:style-name="P241">}</text:p>
      <text:p text:style-name="P242"/>
      <text:p text:style-name="P243">#sidebar { width: grid-width(5); }</text:p>
      <text:list text:style-name="L42">
        <text:list-item>
          <text:p text:style-name="P244">Se compila a:</text:p>
        </text:list-item>
      </text:list>
      <text:p text:style-name="P245">#sidebar {</text:p>
      <text:p text:style-name="P246"><text:s text:c="2"/>width: 240px;</text:p>
      <text:p text:style-name="P247">}</text:p>
      <text:h text:style-name="Heading_20_2" text:outline-level="2">IF</text:h>
      <text:list text:style-name="L43">
        <text:list-item>
          <text:p text:style-name="P248">El siguiente código:</text:p>
        </text:list-item>
      </text:list>
      <text:p text:style-name="P249">$animal: cat;</text:p>
      <text:p text:style-name="P250">p {</text:p>
      <text:p text:style-name="P251"><text:s text:c="2"/>@if 1+1 == 2 { border: 2px solid black; }</text:p>
      <text:p text:style-name="P252"><text:s text:c="2"/>@if $animal == cat { color: white; }</text:p>
      <text:p text:style-name="P253">}</text:p>
      <text:h text:style-name="Heading_20_2" text:outline-level="2">IF</text:h>
      <text:list text:style-name="L44">
        <text:list-item>
          <text:p text:style-name="P254">Se compila a:</text:p>
        </text:list-item>
      </text:list>
      <text:p text:style-name="P255">p {</text:p>
      <text:p text:style-name="P256"><text:s text:c="2"/>border: 2px solid black;</text:p>
      <text:p text:style-name="P257"><text:s text:c="2"/>color: white;</text:p>
      <text:p text:style-name="P258">}</text:p>
      <text:h text:style-name="Heading_20_2" text:outline-level="2">FOR</text:h>
      <text:list text:style-name="L45">
        <text:list-item>
          <text:p text:style-name="P259">El siguiente código:</text:p>
        </text:list-item>
      </text:list>
      <text:p text:style-name="P260">@for $i from 1 to 4 {</text:p>
      <text:p text:style-name="P261"><text:s text:c="2"/>.item-#{$i} { width: 2em * i; }</text:p>
      <text:p text:style-name="P262">}</text:p>
      <text:list text:style-name="L46">
        <text:list-item>
          <text:p text:style-name="P263">Se compila a:</text:p>
        </text:list-item>
      </text:list>
      <text:p text:style-name="P264">.item-1 { width: 2em; }</text:p>
      <text:p text:style-name="P265">.item-2 { width: 4em; }</text:p>
      <text:p text:style-name="P266">.item-3 { width: 6em; }</text:p>
      <text:h text:style-name="Heading_20_2" text:outline-level="2">EACH</text:h>
      <text:list text:style-name="L47">
        <text:list-item>
          <text:p text:style-name="P267">El siguiente código:</text:p>
        </text:list-item>
      </text:list>
      <text:p text:style-name="P268">@each $animal in puma, tiger, salamander {</text:p>
      <text:p text:style-name="P269"><text:s text:c="2"/>.#{$animal}-icon {</text:p>
      <text:p text:style-name="P270"><text:s text:c="4"/>background-image: url('/images/#{$animal}.png');</text:p>
      <text:p text:style-name="P271"><text:s text:c="2"/>}</text:p>
      <text:p text:style-name="P272">}</text:p>
      <text:list text:style-name="L48">
        <text:list-item>
          <text:p text:style-name="P273">Se compila a:</text:p>
        </text:list-item>
      </text:list>
      <text:p text:style-name="P274">.puma-icon {</text:p>
      <text:p text:style-name="P275"><text:s text:c="2"/>background-image: url('/images/puma.png'); }</text:p>
      <text:p text:style-name="P276">.tiger-icon {</text:p>
      <text:p text:style-name="P277"><text:s text:c="2"/>background-image: url('/images/tiger.png'); }</text:p>
      <text:p text:style-name="P278">.salamander-icon {</text:p>
      <text:p text:style-name="P279"><text:s text:c="2"/>background-image: url('/images/salamander.png'); }</text:p>
      <text:h text:style-name="Heading_20_2" text:outline-level="2">WHILE</text:h>
      <text:list text:style-name="L49">
        <text:list-item>
          <text:p text:style-name="P280">El siguiente código:</text:p>
        </text:list-item>
      </text:list>
      <text:p text:style-name="P281">$i: 6;</text:p>
      <text:p text:style-name="P282">@while $i &gt; 0 {</text:p>
      <text:p text:style-name="P283"><text:s text:c="2"/>.item-#{$i} { width: 2em * $i; }</text:p>
      <text:p text:style-name="P284"><text:s text:c="2"/>$i: $i - 2;</text:p>
      <text:p text:style-name="P285">}</text:p>
      <text:list text:style-name="L50">
        <text:list-item>
          <text:p text:style-name="P286">Se compila a:</text:p>
        </text:list-item>
      </text:list>
      <text:p text:style-name="P287">.item-6 { width: 12em; }</text:p>
      <text:p text:style-name="P288">.item-4 { width: 8em; }</text:p>
      <text:p text:style-name="P289">.item-2 { width: 4em; }</text:p>
      <text:h text:style-name="Heading_20_2" text:outline-level="2">logs</text:h>
      <text:list text:style-name="L51">
        <text:list-item>
          <text:p text:style-name="P290">El siguiente código:</text:p>
        </text:list-item>
      </text:list>
      <text:p text:style-name="P291">@debug 10em + 12em;</text:p>
      <text:list text:style-name="L52">
        <text:list-item>
          <text:p text:style-name="P292">Saca por pantalla a la hora de compilar:</text:p>
        </text:list-item>
      </text:list>
      <text:p text:style-name="P293">Line 1 DEBUG: 22em</text:p>
      <text:h text:style-name="Heading_20_1" text:outline-level="1">Acerca de</text:h>
      <text:h text:style-name="Heading_20_2" text:outline-level="2">Licencia</text:h>
      <text:list text:style-name="L53">
        <text:list-item>
          <text:p text:style-name="P294">Estas <text:span text:style-name="T91">transparencias</text:span> están hechas con:</text:p>
          <text:list text:style-name="L54">
            <text:list-item>
              <text:p text:style-name="P295">MarkdownSlides: <text:a xlink:type="simple" xlink:href="https://github.com/asanzdiego/markdownslides" office:name=""><text:span text:style-name="Definition">https://github.com/asanzdiego/markdownslides</text:span></text:a></text:p>
            </text:list-item>
          </text:list>
        </text:list-item>
        <text:list-item>
          <text:p text:style-name="P294">Estas <text:span text:style-name="T92">transparencias</text:span> están bajo una licencia Creative Commons Reconocimiento-CompartirIgual 3.0:</text:p>
          <text:list text:style-name="L55">
            <text:list-item>
              <text:p text:style-name="P296"><text:a xlink:type="simple" xlink:href="http://creativecommons.org/licenses/by-sa/3.0/es" office:name=""><text:span text:style-name="Definition">http://creativecommons.org/licenses/by-sa/3.0/es</text:span></text:a></text:p>
            </text:list-item>
          </text:list>
        </text:list-item>
      </text:list>
      <text:h text:style-name="Heading_20_2" text:outline-level="2">Fuentes</text:h>
      <text:list text:style-name="L56">
        <text:list-item>
          <text:p text:style-name="P297">Transparencias:</text:p>
          <text:list text:style-name="L57">
            <text:list-item>
              <text:p text:style-name="P298"><text:a xlink:type="simple" xlink:href="https://github.com/asanzdiego/curso-interfaces-web-2016/tree/master/04-preprocesadores-css/04.02-sass/slides" office:name=""><text:span text:style-name="Definition">https://github.com/asanzdiego/curso-interfaces-web-2016/tree/master/04-preprocesadores-css/04.02-sass/slides</text:span></text:a></text:p>
            </text:list-item>
          </text:list>
        </text:list-item>
        <text:list-item>
          <text:p text:style-name="P297">Código:</text:p>
          <text:list text:style-name="L58">
            <text:list-item>
              <text:p text:style-name="P299"><text:a xlink:type="simple" xlink:href="https://github.com/asanzdiego/curso-interfaces-web-2016/tree/master/04-preprocesadores-css/04.02-sass/src" office:name=""><text:span text:style-name="Definition">https://github.com/asanzdiego/curso-interfaces-web-2016/tree/master/04-preprocesadores-css/04.02-sass/src</text:span></text:a></text:p>
            </text:list-item>
          </text:list>
        </text:list-item>
      </text:list>
      <text:h text:style-name="Heading_20_2" text:outline-level="2">Bibliografía</text:h>
      <text:list text:style-name="L59">
        <text:list-item>
          <text:p text:style-name="P300">Documentación oficial de Sass</text:p>
          <text:list text:style-name="L60">
            <text:list-item>
              <text:p text:style-name="P301"><text:a xlink:type="simple" xlink:href="http://sass-lang.com/" office:name=""><text:span text:style-name="Definition">http://sass-lang.com/</text:span></text:a></text:p>
            </text:list-item>
          </text:list>
        </text:list-item>
        <text:list-item>
          <text:p text:style-name="P300">Para probar Sass</text:p>
          <text:list text:style-name="L61">
            <text:list-item>
              <text:p text:style-name="P302"><text:a xlink:type="simple" xlink:href="http://www.sassmeister.com/" office:name=""><text:span text:style-name="Definition">http://www.sassmeister.com/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ss, un preprocesador CSS</dc:title>
  </office:meta>
</office:document-meta>
</file>